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page"/>
    </style:style>
    <style:style style:name="Таблица1.A" style:family="table-column">
      <style:table-column-properties style:column-width="1.656cm"/>
    </style:style>
    <style:style style:name="Таблица1.B" style:family="table-column">
      <style:table-column-properties style:column-width="15.2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6.501cm" style:rel-width="100%" fo:margin-left="-0.191cm" fo:margin-top="0cm" fo:margin-bottom="0cm" table:align="left" style:writing-mode="page"/>
    </style:style>
    <style:style style:name="Таблица2.A" style:family="table-column">
      <style:table-column-properties style:column-width="8.62cm" style:rel-column-width="34235*"/>
    </style:style>
    <style:style style:name="Таблица2.B" style:family="table-column">
      <style:table-column-properties style:column-width="7.881cm" style:rel-column-width="31299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size-complex="14pt"/>
    </style:style>
    <style:style style:name="P3" style:family="paragraph" style:parent-style-name="Image_20_Caption">
      <style:paragraph-properties fo:keep-together="auto" fo:text-indent="0cm" style:auto-text-indent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  <style:text-properties style:font-name="Times New Roman" fo:font-size="14pt"/>
    </style:style>
    <style:style style:name="P6" style:family="paragraph">
      <loext:graphic-properties draw:fill="solid" draw:fill-color="#ffffff"/>
      <style:paragraph-properties fo:text-align="justify"/>
      <style:text-properties style:font-name="Times New Roman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4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6" style:family="paragraph" style:parent-style-name="Heading_20_1">
      <style:paragraph-properties fo:margin-left="0cm" fo:text-indent="0cm" style:auto-text-indent="false"/>
    </style:style>
    <style:style style:name="P17" style:family="paragraph" style:parent-style-name="Standard">
      <style:paragraph-properties fo:text-indent="0cm" style:auto-text-indent="false"/>
    </style:style>
    <style:style style:name="P18" style:family="paragraph" style:parent-style-name="Heading_20_2">
      <style:paragraph-properties fo:margin-left="0cm" fo:text-indent="1.251cm" style:auto-text-indent="false"/>
    </style:style>
    <style:style style:name="P19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9fba0" style:font-size-asian="9pt" style:font-size-complex="9pt"/>
    </style:style>
    <style:style style:name="P20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2065" style:font-size-asian="9pt" style:font-size-complex="9pt"/>
    </style:style>
    <style:style style:name="P21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19fba0" officeooo:paragraph-rsid="0019fba0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eefb5" style:font-size-asian="9pt" style:font-size-complex="9pt"/>
    </style:style>
    <style:style style:name="P23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f6155" style:font-size-asian="9pt" style:font-size-complex="9pt"/>
    </style:style>
    <style:style style:name="P24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8253" style:font-size-asian="9pt" style:font-size-complex="9pt"/>
    </style:style>
    <style:style style:name="P25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7596" style:font-size-asian="9pt" style:font-size-complex="9pt"/>
    </style:style>
    <style:style style:name="P26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abe6" style:font-size-asian="9pt" style:font-size-complex="9pt"/>
    </style:style>
    <style:style style:name="P27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de40c" style:font-size-asian="9pt" style:font-size-complex="9pt"/>
    </style:style>
    <style:style style:name="P28" style:family="paragraph" style:parent-style-name="Standard">
      <style:paragraph-properties fo:margin-left="0cm" fo:text-indent="0cm" style:auto-text-indent="false"/>
      <style:text-properties officeooo:rsid="00152d62" officeooo:paragraph-rsid="00152d62"/>
    </style:style>
    <style:style style:name="P29" style:family="paragraph" style:parent-style-name="Standard">
      <style:paragraph-properties fo:margin-left="0cm" fo:text-indent="0cm" style:auto-text-indent="false"/>
      <style:text-properties officeooo:rsid="00152d62" officeooo:paragraph-rsid="00170f90"/>
    </style:style>
    <style:style style:name="P30" style:family="paragraph" style:parent-style-name="Standard">
      <style:paragraph-properties fo:margin-left="0cm" fo:text-indent="0cm" style:auto-text-indent="false"/>
      <style:text-properties officeooo:rsid="00152d62" officeooo:paragraph-rsid="0017affc"/>
    </style:style>
    <style:style style:name="P31" style:family="paragraph" style:parent-style-name="Heading_20_2">
      <style:paragraph-properties fo:margin-left="0cm" fo:text-indent="1.251cm" style:auto-text-indent="false"/>
      <style:text-properties officeooo:paragraph-rsid="00170f90"/>
    </style:style>
    <style:style style:name="P32" style:family="paragraph" style:parent-style-name="Heading_20_3">
      <style:paragraph-properties fo:margin-left="0cm" fo:text-indent="1.251cm" style:auto-text-indent="false"/>
    </style:style>
    <style:style style:name="P33" style:family="paragraph" style:parent-style-name="Heading_20_2">
      <style:paragraph-properties fo:margin-left="0cm" fo:text-indent="1.251cm" style:auto-text-indent="false" fo:break-before="page"/>
    </style:style>
    <style:style style:name="P34" style:family="paragraph" style:parent-style-name="Standard">
      <style:paragraph-properties fo:text-indent="0cm" style:auto-text-indent="false"/>
      <style:text-properties officeooo:rsid="000bede4" officeooo:paragraph-rsid="000bede4"/>
    </style:style>
    <style:style style:name="P35" style:family="paragraph" style:parent-style-name="без_20_номера">
      <style:paragraph-properties fo:margin-left="0cm" fo:text-indent="0cm" style:auto-text-indent="false"/>
    </style:style>
    <style:style style:name="P36" style:family="paragraph" style:parent-style-name="Standard" style:list-style-name="WWNum2">
      <style:paragraph-properties fo:margin-left="1.251cm" fo:text-indent="0cm" style:auto-text-indent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 CYR" fo:font-weight="bold" style:font-name-asian="F" style:font-name-complex="F"/>
    </style:style>
    <style:style style:name="T9" style:family="text">
      <style:text-properties style:font-name="Times New Roman CYR" fo:font-size="10pt" style:font-name-asian="F" style:font-name-complex="F"/>
    </style:style>
    <style:style style:name="T10" style:family="text">
      <style:text-properties fo:font-size="10pt"/>
    </style:style>
    <style:style style:name="T11" style:family="text">
      <style:text-properties fo:language="ru" fo:country="RU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variant="normal" fo:text-transform="none" style:font-name="Calibri1" fo:font-size="11pt" style:font-name-asian="F" style:font-size-asian="11pt" style:language-asian="uk" style:country-asian="UA" style:font-name-complex="F" style:font-size-complex="11pt"/>
    </style:style>
    <style:style style:name="T16" style:family="text">
      <style:text-properties style:font-name="Calibri1" fo:font-size="11pt" fo:font-style="normal" style:font-name-asian="F" style:font-size-asian="11pt" style:language-asian="uk" style:country-asian="UA" style:font-style-asian="normal" style:font-name-complex="F" style:font-size-complex="11pt" style:font-style-complex="normal"/>
    </style:style>
    <style:style style:name="T17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1c2065"/>
    </style:style>
    <style:style style:name="T22" style:family="text">
      <style:text-properties officeooo:rsid="001a6698"/>
    </style:style>
    <style:style style:name="T23" style:family="text">
      <style:text-properties fo:font-weight="bold" officeooo:rsid="001eefb5" style:font-weight-asian="bold" style:font-weight-complex="bold"/>
    </style:style>
    <style:style style:name="T24" style:family="text">
      <style:text-properties officeooo:rsid="001eefb5"/>
    </style:style>
    <style:style style:name="T25" style:family="text">
      <style:text-properties officeooo:rsid="001f6155"/>
    </style:style>
    <style:style style:name="T26" style:family="text">
      <style:text-properties fo:font-weight="bold" officeooo:rsid="001f6155" style:font-weight-asian="bold" style:font-weight-complex="bold"/>
    </style:style>
    <style:style style:name="T27" style:family="text">
      <style:text-properties officeooo:rsid="00208253"/>
    </style:style>
    <style:style style:name="T28" style:family="text">
      <style:text-properties officeooo:rsid="00207596"/>
    </style:style>
    <style:style style:name="T29" style:family="text">
      <style:text-properties officeooo:rsid="001cabe6"/>
    </style:style>
    <style:style style:name="T30" style:family="text">
      <style:text-properties fo:font-weight="bold" officeooo:rsid="001de40c" style:font-weight-asian="bold" style:font-weight-complex="bold"/>
    </style:style>
    <style:style style:name="T31" style:family="text">
      <style:text-properties officeooo:rsid="001de40c"/>
    </style:style>
    <style:style style:name="T32" style:family="text">
      <style:text-properties officeooo:rsid="00170f90"/>
    </style:style>
    <style:style style:name="T33" style:family="text">
      <style:text-properties officeooo:rsid="001854e5"/>
    </style:style>
    <style:style style:name="T34" style:family="text">
      <style:text-properties officeooo:rsid="0017affc"/>
    </style:style>
    <style:style style:name="T35" style:family="text">
      <style:text-properties fo:font-size="12pt" style:font-size-asian="12pt" fo:background-color="#ffff00"/>
    </style:style>
    <style:style style:name="T36" style:family="text">
      <style:text-properties fo:background-color="#ffff00"/>
    </style:style>
    <style:style style:name="T37" style:family="text">
      <style:text-properties officeooo:rsid="0021fef1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style:run-through="fore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><text:span text:style-name="T1">Кафедра інформатики та програмної інженерії</text:span></text:p>
      <text:p text:style-name="P1"/>
      <text:p text:style-name="P1"/>
      <text:p text:style-name="P3"/>
      <text:p text:style-name="P1" loext:marker-style-name="T2"><text:span text:style-name="T3">Звіт</text:span><text:span text:style-name="T2"/></text:p>
      <text:p text:style-name="P1"/>
      <text:p text:style-name="P1">з лабораторної роботи № <text:span text:style-name="T4">3</text:span> з дисципліни </text:p>
      <text:p text:style-name="P1">«Проєктування алгоритмів»</text:p>
      <text:p text:style-name="P1"/>
      <text:p text:style-name="P1" loext:marker-style-name="T5"><text:span text:style-name="T5">„</text:span><text:span text:style-name="T6">Проєктування структур даних</text:span><text:span text:style-name="T5">”</text:span></text:p>
      <text:p text:style-name="Standard"/>
      <text:p text:style-name="P4" loext:marker-style-name="T7"/>
      <text:p text:style-name="P4" loext:marker-style-name="T7"/>
      <text:p text:style-name="P4" loext:marker-style-name="T7"><draw:g text:anchor-type="char" draw:z-index="0" draw:name="Group 51" draw:style-name="gr1"><draw:frame draw:name="Text Box 52" draw:style-name="gr2" draw:text-style-name="P6" svg:width="5.081cm" svg:height="0.953cm" svg:x="0.635cm" svg:y="0.302cm"><draw:text-box><text:p text:style-name="P5"><text:span text:style-name="T8">Виконав(ла)</text:span></text:p></draw:text-box></draw:frame><draw:g draw:name="Group 53" draw:style-name="gr3"><draw:custom-shape draw:name="Text Box 54" draw:style-name="gr4" draw:text-style-name="P8" svg:width="6.384cm" svg:height="0.562cm" svg:x="6.35cm" svg:y="0.852cm"><text:p text:style-name="P7"><text:span text:style-name="T9">(шифр</text:span><text:span text:style-name="T10">, </text:span><text:span text:style-name="T9">прізвище, ім'я, по батькові</text:span><text:span text:style-name="T10">)</text:span></text:p><draw:enhanced-geometry svg:viewBox="0 0 21600 21600" draw:type="mso-spt202" draw:enhanced-path="M 0 0 L 21600 0 21600 21600 0 21600 0 0 Z N"/></draw:custom-shape><draw:custom-shape draw:name="Text Box 55" draw:style-name="gr5" draw:text-style-name="P8" svg:width="7.393cm" svg:height="0.615cm" svg:x="6.105cm" svg:y="0.302cm"><text:p text:style-name="P7">ІП-35 Адаменко Арсен Богданович</text:p><draw:enhanced-geometry svg:viewBox="0 0 21600 21600" draw:type="mso-spt202" draw:enhanced-path="M 0 0 L 21600 0 21600 21600 0 21600 0 0 Z N"/></draw:custom-shape></draw:g><draw:line draw:name="Line 56" draw:style-name="gr6" draw:text-style-name="P9" svg:x1="6.033cm" svg:y1="0.822cm" svg:x2="13.508cm" svg:y2="0.822cm"><text:p/></draw:line><draw:line draw:name="Line 57" draw:style-name="gr6" draw:text-style-name="P9" svg:x1="13.746cm" svg:y1="0.812cm" svg:x2="15.875cm" svg:y2="0.812cm"><text:p/></draw:line></draw:g></text:p>
      <text:p text:style-name="P4" loext:marker-style-name="T7"/>
      <text:p text:style-name="P4" loext:marker-style-name="T7"/>
      <text:p text:style-name="P4" loext:marker-style-name="T7"/>
      <text:p text:style-name="P4" loext:marker-style-name="T7"/>
      <text:p text:style-name="P10" loext:marker-style-name="T7"><draw:g text:anchor-type="char" draw:z-index="1" draw:name="Group 37" draw:style-name="gr1"><draw:custom-shape draw:name="Text Box 30" draw:style-name="gr7" draw:text-style-name="P6" svg:width="5.081cm" svg:height="0.953cm" svg:x="0.635cm" svg:y="-0.863cm"><text:p text:style-name="P5"><text:span text:style-name="T8">Перевірив</text:span></text:p><text:p text:style-name="P5"><text:span text:style-name="T8"/></text:p><draw:enhanced-geometry draw:type="0"/></draw:custom-shape><draw:g draw:name="Group 36" draw:style-name="gr3"><draw:custom-shape draw:name="Text Box 32" draw:style-name="gr4" draw:text-style-name="P8" svg:width="6.384cm" svg:height="0.562cm" svg:x="6.35cm" svg:y="-0.311cm"><text:p text:style-name="P7"><text:span text:style-name="T9">(прізвище, ім'я, по батькові</text:span><text:span text:style-name="T10">)</text:span></text:p><draw:enhanced-geometry draw:type="0"/></draw:custom-shape><draw:custom-shape draw:name="Text Box 33" draw:style-name="gr5" draw:text-style-name="P8" svg:width="7.393cm" svg:height="0.615cm" svg:x="6.105cm" svg:y="-0.861cm"><text:p text:style-name="P7">Головченко М.М.</text:p><draw:enhanced-geometry draw:type="0"/></draw:custom-shape></draw:g><draw:line draw:name="Line 34" draw:style-name="gr6" draw:text-style-name="P9" svg:x1="6.033cm" svg:y1="-0.343cm" svg:x2="13.508cm" svg:y2="-0.343cm"><text:p/></draw:line><draw:line draw:name="Line 35" draw:style-name="gr6" draw:text-style-name="P9" svg:x1="13.746cm" svg:y1="-0.353cm" svg:x2="15.875cm" svg:y2="-0.353cm"><text:p/></draw:line></draw:g></text:p>
      <text:p text:style-name="P1"/>
      <text:p text:style-name="P1"/>
      <text:p text:style-name="P1"/>
      <text:p text:style-name="P11"/>
      <text:p text:style-name="P1" loext:marker-style-name="T5"><text:span text:style-name="T5">Київ 20</text:span><text:span text:style-name="T11">2</text:span><text:span text:style-name="T5">4</text:span></text:p>
      <text:p text:style-name="Не_20_нумеревонный_20_первый" loext:marker-style-name="T12"><text:span text:style-name="T12">Зміст</text:span><text:span text:style-name="T1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3"><text:a xlink:type="simple" xlink:href="#_Toc114359761" text:style-name="Index_20_Link" text:visited-style-name="Index_20_Link">1<text:span text:style-name="T13"><text:tab/></text:span>Мета лабораторної роботи<text:span text:style-name="T14"><text:tab/>3</text:span></text:a></text:p>
          <text:p text:style-name="Contents_20_1" loext:marker-style-name="T13"><text:a xlink:type="simple" xlink:href="#_Toc114359762" text:style-name="Index_20_Link" text:visited-style-name="Index_20_Link">2<text:span text:style-name="T13"><text:tab/></text:span>Завдання<text:span text:style-name="T14"><text:tab/>4</text:span></text:a></text:p>
          <text:p text:style-name="Contents_20_1" loext:marker-style-name="T13"><text:a xlink:type="simple" xlink:href="#_Toc114359763" text:style-name="Index_20_Link" text:visited-style-name="Index_20_Link">3<text:span text:style-name="T13"><text:tab/></text:span>Виконання<text:span text:style-name="T14"><text:tab/>7</text:span></text:a></text:p>
          <text:p text:style-name="P12" loext:marker-style-name="T15"><text:a xlink:type="simple" xlink:href="#_Toc114359764" text:style-name="Index_20_Link" text:visited-style-name="Index_20_Link">3.1<text:span text:style-name="T15"><text:tab/></text:span>Псевдокод алгоритмів<text:span text:style-name="T14"><text:tab/>7</text:span></text:a></text:p>
          <text:p text:style-name="P12" loext:marker-style-name="T15"><text:a xlink:type="simple" xlink:href="#_Toc114359765" text:style-name="Index_20_Link" text:visited-style-name="Index_20_Link">3.2<text:span text:style-name="T15"><text:tab/></text:span>Часова складність пошуку<text:span text:style-name="T14"><text:tab/>7</text:span></text:a></text:p>
          <text:p text:style-name="P12" loext:marker-style-name="T15"><text:a xlink:type="simple" xlink:href="#_Toc114359766" text:style-name="Index_20_Link" text:visited-style-name="Index_20_Link">3.3<text:span text:style-name="T15"><text:tab/></text:span>Програмна реалізація<text:span text:style-name="T14"><text:tab/>7</text:span></text:a></text:p>
          <text:p text:style-name="P13" loext:marker-style-name="T16"><text:a xlink:type="simple" xlink:href="#_Toc114359767" text:style-name="Index_20_Link" text:visited-style-name="Index_20_Link">3.3.1<text:span text:style-name="T16"><text:tab/></text:span>Вихідний код<text:span text:style-name="T14"><text:tab/>7</text:span></text:a></text:p>
          <text:p text:style-name="P13" loext:marker-style-name="T16"><text:a xlink:type="simple" xlink:href="#_Toc114359768" text:style-name="Index_20_Link" text:visited-style-name="Index_20_Link">3.3.2<text:span text:style-name="T16"><text:tab/></text:span>Приклади роботи<text:span text:style-name="T14"><text:tab/>7</text:span></text:a></text:p>
          <text:p text:style-name="P12" loext:marker-style-name="T15"><text:a xlink:type="simple" xlink:href="#_Toc114359769" text:style-name="Index_20_Link" text:visited-style-name="Index_20_Link">3.4<text:span text:style-name="T15"><text:tab/></text:span>Тестування алгоритму<text:span text:style-name="T14"><text:tab/>8</text:span></text:a></text:p>
          <text:p text:style-name="P13" loext:marker-style-name="T16"><text:a xlink:type="simple" xlink:href="#_Toc114359770" text:style-name="Index_20_Link" text:visited-style-name="Index_20_Link">3.4.1<text:span text:style-name="T16"><text:tab/></text:span>Часові характеристики оцінювання<text:span text:style-name="T14"><text:tab/>8</text:span></text:a></text:p>
          <text:p text:style-name="Contents_20_1" loext:marker-style-name="T13"><text:a xlink:type="simple" xlink:href="#_Toc114359771" text:style-name="Index_20_Link" text:visited-style-name="Index_20_Link">Висновок<text:span text:style-name="T14"><text:tab/>9</text:span></text:a><text:span text:style-name="T17"/></text:p>
          <text:p text:style-name="Contents_20_1" loext:marker-style-name="T13"><text:a xlink:type="simple" xlink:href="#_Toc114359772" text:style-name="Index_20_Link" text:visited-style-name="Index_20_Link">Критерії оцінювання<text:span text:style-name="T14"><text:tab/>10</text:span></text:a></text:p>
        </text:index-body>
      </text:table-of-content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p text:style-name="P14" loext:marker-style-name="T18"/>
      <text:h text:style-name="P15" text:outline-level="1"><text:bookmark-start text:name="_Toc367052495"/><text:bookmark-start text:name="_Toc114359761"/><text:bookmark-start text:name="_Toc510983936"/><text:bookmark-start text:name="_Toc509035898"/><text:bookmark-start text:name="_Toc509035762"/><text:bookmark-start text:name="_Toc459302947"/><text:bookmark-start text:name="_Toc459302747"/><text:bookmark-start text:name="_Toc457846370"/>Мета лабораторн<text:bookmark-end text:name="_Toc367052495"/><text:bookmark-end text:name="_Toc510983936"/><text:bookmark-end text:name="_Toc509035898"/><text:bookmark-end text:name="_Toc509035762"/><text:bookmark-end text:name="_Toc459302947"/><text:bookmark-end text:name="_Toc459302747"/><text:bookmark-end text:name="_Toc457846370"/>ої роботи<text:bookmark-end text:name="_Toc114359761"/></text:h>
      <text:p text:style-name="Standard">Мета роботи – вивчити основні підходи проєктування та обробки складних структур даних.</text:p>
      <text:h text:style-name="P16" text:outline-level="1" loext:marker-style-name="T19"><text:bookmark-start text:name="_Toc509035763"/><text:bookmark-start text:name="_Toc114359762"/><text:bookmark-start text:name="_Toc510983937"/><text:bookmark-start text:name="_Toc509035899"/><text:span text:style-name="T19">За</text:span><text:bookmark-end text:name="_Toc509035763"/><text:bookmark-end text:name="_Toc510983937"/><text:bookmark-end text:name="_Toc509035899"/><text:span text:style-name="T19">вдання</text:span><text:bookmark-end text:name="_Toc114359762"/><text:span text:style-name="T19"/></text:h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 з графічним (не консольним) інтерфейсом користувача (дані БД мають зберігатися на ПЗП), з функціями пошуку (алгоритм пошуку у вузлі чи блоц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0"><text:span text:style-name="T20">№</text:span><text:span text:style-name="T20"/></text:p>
          </table:table-cell>
          <table:table-cell table:style-name="Таблица1.A1" office:value-type="string">
            <text:p text:style-name="Текст_20_таблицы" loext:marker-style-name="T20"><text:span text:style-name="T20">Структура даних</text:span><text:span text:style-name="T20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text:soft-page-break/>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B-дерево t=1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8</text:p>
          </table:table-cell>
          <table:table-cell table:style-name="Таблица1.A1" office:value-type="string">
            <text:p text:style-name="Текст_20_таблицы">B-дерево t=25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B-дерево t=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B-дерево t=10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1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17</text:p>
          </table:table-cell>
          <table:table-cell table:style-name="Таблица1.A1" office:value-type="string">
            <text:p text:style-name="Текст_20_таблицы">B-дерево t=1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8</text:p>
          </table:table-cell>
          <table:table-cell table:style-name="Таблица1.A1" office:value-type="string">
            <text:p text:style-name="Текст_20_таблицы">B-дерево t=25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19</text:p>
          </table:table-cell>
          <table:table-cell table:style-name="Таблица1.A1" office:value-type="string">
            <text:p text:style-name="Текст_20_таблицы">B-дерево t=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20</text:p>
          </table:table-cell>
          <table:table-cell table:style-name="Таблица1.A1" office:value-type="string">
            <text:p text:style-name="Текст_20_таблицы">B-дерево t=10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2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2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27</text:p>
          </table:table-cell>
          <table:table-cell table:style-name="Таблица1.A1" office:value-type="string">
            <text:p text:style-name="Текст_20_таблицы">B-дерево t=1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8</text:p>
          </table:table-cell>
          <table:table-cell table:style-name="Таблица1.A1" office:value-type="string">
            <text:p text:style-name="Текст_20_таблицы">B-дерево t=25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29</text:p>
          </table:table-cell>
          <table:table-cell table:style-name="Таблица1.A1" office:value-type="string">
            <text:p text:style-name="Текст_20_таблицы">B-дерево t=50, метод Шарра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7">30</text:p>
          </table:table-cell>
          <table:table-cell table:style-name="Таблица1.A1" office:value-type="string">
            <text:p text:style-name="Текст_20_таблицы">B-дерево t=10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7">31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7">32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7">33</text:p>
          </table:table-cell>
          <table:table-cell table:style-name="Таблица1.A1" office:value-type="string">
            <text:p text:style-name="Текст_20_таблицы">B-дерево t=2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34</text:p>
          </table:table-cell>
          <table:table-cell table:style-name="Таблица1.A1" office:value-type="string">
            <text:p text:style-name="Текст_20_таблицы">B-дерево t=2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7">35</text:p>
          </table:table-cell>
          <table:table-cell table:style-name="Таблица1.A1" office:value-type="string">
            <text:p text:style-name="Текст_20_таблицы">B-дерево t=250, метод Шарра</text:p>
          </table:table-cell>
        </table:table-row>
      </table:table>
      <text:h text:style-name="P16" text:outline-level="1"><text:bookmark-start text:name="_Toc509035764"/><text:bookmark-start text:name="_Toc114359763"/><text:bookmark-start text:name="_Toc510983938"/><text:bookmark-start text:name="_Toc509035900"/>В<text:bookmark-end text:name="_Toc509035764"/><text:bookmark-end text:name="_Toc510983938"/><text:bookmark-end text:name="_Toc509035900"/>иконання<text:bookmark-end text:name="_Toc114359763"/></text:h>
      <text:h text:style-name="P18" text:outline-level="2"><text:bookmark-start text:name="_Toc509035766"/><text:bookmark-start text:name="_Toc510983939"/><text:bookmark-start text:name="_Toc114359764"/><text:bookmark-start text:name="_Toc509035902"/>Псевдокод алгоритм<text:bookmark-end text:name="_Toc509035766"/><text:bookmark-end text:name="_Toc510983939"/><text:bookmark-end text:name="_Toc509035902"/>ів<text:bookmark-end text:name="_Toc114359764"/></text:h>
      <text:p text:style-name="P19"><text:span text:style-name="T18">ФУНКЦІЯ</text:span> Отримати_запис(<text:span text:style-name="T21">І</text:span>ндекс)</text:p>
      <text:p text:style-name="P19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0"><text:tab/><text:span text:style-name="T21">Індекс_запису = <text:s/></text:span>Бінарний_пошук_по_індексн<text:span text:style-name="T21">ому</text:span>_бло<text:span text:style-name="T21">ці(</text:span><text:span text:style-name="T22">Індекс_блоку</text:span><text:span text:style-name="T21">)</text:span></text:p>
      <text:p text:style-name="P21">КІНЕЦЬ</text:p>
      <text:p text:style-name="P19"/>
      <text:p text:style-name="P19"><text:span text:style-name="T18">ФУНКЦІЯ</text:span> Додати_запис(<text:span text:style-name="T21">І</text:span>ндекс, <text:span text:style-name="T21">З</text:span>начення)</text:p>
      <text:p text:style-name="P22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2"/>
      <text:p text:style-name="P22"><text:tab/><text:span text:style-name="T23">ЯКЩО</text:span><text:span text:style-name="T24"> Блок_не_повний(</text:span><text:span text:style-name="T22">Індекс_блоку</text:span><text:span text:style-name="T24">) </text:span><text:span text:style-name="T23">ТО</text:span></text:p>
      <text:p text:style-name="P22"><text:tab/><text:tab/><text:span text:style-name="T24">Додати_індекс_в_початок(</text:span><text:span text:style-name="T22">Індекс_блоку, </text:span><text:span text:style-name="T24">Індекс, Значення)</text:span></text:p>
      <text:p text:style-name="P22"><text:tab/><text:span text:style-name="T23">ІНАКШЕ</text:span></text:p>
      <text:p text:style-name="P22"><text:tab/><text:tab/><text:span text:style-name="T25">Створити_новий_файл(«Index.bin.tmp»)</text:span></text:p>
      <text:p text:style-name="P22"><text:tab/><text:tab/><text:span text:style-name="T26">ДЛЯ</text:span><text:span text:style-name="T25"> Кожний_індекс В Індекси() </text:span><text:span text:style-name="T26">РОБИТИ</text:span></text:p>
      <text:p text:style-name="P23"><text:tab/><text:tab/><text:tab/><text:span text:style-name="T25">Записати_індекс_в_кінець_файла(«Index.bin.tmp», Кожний_індекс)</text:span></text:p>
      <text:p text:style-name="P22"><text:tab/><text:tab/><text:span text:style-name="T26">КІНЕЦЬ</text:span></text:p>
      <text:p text:style-name="P22"/>
      <text:p text:style-name="P24"><text:tab/><text:tab/><text:span text:style-name="T27">Встановити_коефіцієнт_заповнення(</text:span><text:span text:style-name="T25">«Index.bin», </text:span><text:span text:style-name="T27">Коефіцієнт_заповнення)</text:span></text:p>
      <text:p text:style-name="P22"/>
      <text:p text:style-name="P25"><text:tab/><text:tab/><text:span text:style-name="T26">ДЛЯ</text:span><text:span text:style-name="T25"> Кожний_індекс В Індекси</text:span><text:span text:style-name="T28">_нового_файлу</text:span><text:span text:style-name="T25">() </text:span><text:span text:style-name="T26">РОБИТИ</text:span></text:p>
      <text:p text:style-name="P25"><text:tab/><text:tab/><text:tab/><text:span text:style-name="T25">Записати_індекс_в_кінець_файла(«Index.bin», Кожний_індекс)</text:span></text:p>
      <text:p text:style-name="P25"><text:tab/><text:tab/><text:span text:style-name="T26">КІНЕЦЬ</text:span></text:p>
      <text:p text:style-name="P22"><text:tab/><text:span text:style-name="T23">КІНЦЕЬ</text:span></text:p>
      <text:p text:style-name="P21">КІНЕЦЬ</text:p>
      <text:p text:style-name="P19"/>
      <text:p text:style-name="P19"><text:span text:style-name="T18">ФУНКЦІЯ</text:span> Видалити_запис(<text:span text:style-name="T21">І</text:span>ндекс)</text:p>
      <text:p text:style-name="P26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6"><text:tab/><text:span text:style-name="T21">Індекс_запису = <text:s/></text:span>Бінарний_пошук_по_індексн<text:span text:style-name="T21">ому</text:span>_бло<text:span text:style-name="T21">ці(</text:span><text:span text:style-name="T22">Індекс_блоку</text:span><text:span text:style-name="T21">)</text:span></text:p>
      <text:p text:style-name="P26"/>
      <text:p text:style-name="P26"><text:tab/><text:span text:style-name="T29">Перемістити_індекси_в_блоці_лівіше(</text:span><text:span text:style-name="T21">Індекс_запису, </text:span><text:span text:style-name="T22">Індекс_блоку</text:span><text:span text:style-name="T29">)</text:span></text:p>
      <text:p text:style-name="P26"/>
      <text:p text:style-name="P27"><text:tab/><text:span text:style-name="T30">ЯКЩО</text:span><text:span text:style-name="T31"> Індексний_блок_пустий(</text:span><text:span text:style-name="T22">Індекс_блоку</text:span><text:span text:style-name="T31">) </text:span><text:span text:style-name="T30">ТО</text:span></text:p>
      <text:p text:style-name="P27"><text:tab/><text:tab/><text:span text:style-name="T31">Перерозподілити_індекси_в_блоці_з_сусідніми(</text:span><text:span text:style-name="T22">Індекс_блоку</text:span><text:span text:style-name="T31">)</text:span></text:p>
      <text:p text:style-name="P26"><text:tab/><text:span text:style-name="T30">КІНЕЦЬ</text:span></text:p>
      <text:p text:style-name="P21">КІНЕЦЬ</text:p>
      <text:h text:style-name="P18" text:outline-level="2"><text:bookmark-start text:name="_Toc114359765"/><text:soft-page-break/>Часова складність пошуку<text:bookmark-end text:name="_Toc114359765"/></text:h>
      <text:p text:style-name="P28"><text:tab/>Кількість пар індекс значення: <draw:frame draw:style-name="fr1" draw:name="Объект1" text:anchor-type="as-char" svg:y="-0.379cm" svg:width="0.226cm" svg:height="0.471cm" draw:z-index="2"><draw:object xlink:href="./Object 1" xlink:type="simple" xlink:show="embed" xlink:actuate="onLoad"/><draw:image xlink:href="./ObjectReplacements/Object 1" xlink:type="simple" xlink:show="embed" xlink:actuate="onLoad"/></draw:frame>. Кількість індексних записів в одному індексному блоці: <draw:frame draw:style-name="fr1" draw:name="Объект3" text:anchor-type="as-char" svg:y="-0.379cm" svg:width="0.445cm" svg:height="0.471cm" draw:z-index="4"><draw:object xlink:href="./Object 3" xlink:type="simple" xlink:show="embed" xlink:actuate="onLoad"/><draw:image xlink:href="./ObjectReplacements/Object 3" xlink:type="simple" xlink:show="embed" xlink:actuate="onLoad"/></draw:frame>. Кількість блоків з індексними записами пар індекс-клюс: <draw:frame draw:style-name="fr1" draw:name="Объект2" text:anchor-type="as-char" svg:y="-0.621cm" svg:width="0.529cm" svg:height="1.004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29"><text:span text:style-name="T32"><text:tab/>Кількість ітерацій</text:span> пошуку індексного блоку з потрібним <text:span text:style-name="T32">діапазом значень ключів: </text:span><text:span text:style-name="T32"><draw:frame draw:style-name="fr1" draw:name="Объект4" text:anchor-type="as-char" svg:y="-0.388cm" svg:width="2.332cm" svg:height="0.512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2">, де </text:span><text:span text:style-name="T32"><draw:frame draw:style-name="fr1" draw:name="Объект5" text:anchor-type="as-char" svg:y="-0.388cm" svg:width="0.788cm" svg:height="0.512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2"><text:s/>— функція часової складності пошуку діапазону значень в одному блоці, і вона рівна </text:span><text:span text:style-name="T32"><draw:frame draw:style-name="fr1" draw:name="Объект6" text:anchor-type="as-char" svg:y="-0.388cm" svg:width="3.016cm" svg:height="0.54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2"><text:s/>(процедура знаходження діапазону та кількості індексів в блоці використовує бінарний пошук </text:span><text:span text:style-name="T33">або обійтися без нього, бо кількість індексних записів не перевищує розмір блоку, <text:s/>який є константою в цій лабораторній роботі та лекційному матеріалі</text:span><text:span text:style-name="T32">)</text:span>. <text:span text:style-name="T32">Тому складність знаходження індексного блоку: </text:span><text:span text:style-name="T32"><draw:frame draw:style-name="fr1" draw:name="Объект7" text:anchor-type="as-char" svg:y="-0.388cm" svg:width="1.513cm" svg:height="0.5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2">.</text:span></text:p>
      <text:p text:style-name="P29"><text:tab/><text:span text:style-name="T32">Час знаходження потрібного запису в індексному блоці відбувається за </text:span><text:span text:style-name="T32"><draw:frame draw:style-name="fr1" draw:name="Объект8" text:anchor-type="as-char" svg:y="-0.388cm" svg:width="1.513cm" svg:height="0.51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2"><text:s/>тому що так як записи по індексу відсортовані, то можна використати бінарний пошук для знаходження ключа в індексному блоці.</text:span></text:p>
      <text:p text:style-name="P29"><text:tab/><text:span text:style-name="T32">Остаточна часова складність знаходження потрібного індексного запису та ключа рівна </text:span><text:span text:style-name="T32"><draw:frame draw:style-name="fr1" draw:name="Объект9" text:anchor-type="as-char" svg:y="-0.388cm" svg:width="5.168cm" svg:height="0.51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2">.</text:span></text:p>
      <text:p text:style-name="P30"><text:tab/><text:span text:style-name="T34">Так як основна частина з записами даних має табличний формат, а також первинний ключ є прямим знначенням індекса в масиві з записами даних в основній частині з даними, то час пошуку в основній частині займає рівно </text:span><text:span text:style-name="T34"><draw:frame draw:style-name="fr1" draw:name="Объект10" text:anchor-type="as-char" svg:y="-0.388cm" svg:width="0.885cm" svg:height="0.512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.</text:span></text:p>
      <text:h text:style-name="P31" text:outline-level="2"><text:bookmark-start text:name="_Toc114359766"/>Програмна реалізація<text:bookmark-end text:name="_Toc114359766"/></text:h>
      <text:h text:style-name="P32" text:outline-level="3"><text:bookmark-start text:name="_Toc114359767"/>Вихідний код<text:bookmark-end text:name="_Toc114359767"/></text:h>
      <text:p text:style-name="Код_20_исх" loext:marker-style-name="T35"><text:span text:style-name="T36">#include "stdafx.h"</text:span><text:span text:style-name="T35"/></text:p>
      <text:p text:style-name="Код_20_исх" loext:marker-style-name="T35"><text:span text:style-name="T36">#include &lt;iostream&gt;</text:span><text:span text:style-name="T35"/></text:p>
      <text:p text:style-name="Код_20_исх" loext:marker-style-name="T35"><text:span text:style-name="T36">#include &lt;ctime&gt;</text:span><text:span text:style-name="T35"/></text:p>
      <text:p text:style-name="Код_20_исх" loext:marker-style-name="T35"><text:span text:style-name="T36">#include &lt;iomanip&gt;</text:span><text:span text:style-name="T35"/></text:p>
      <text:p text:style-name="Код_20_исх" loext:marker-style-name="T35"><text:span text:style-name="T36">using</text:span><text:span text:style-name="T35"> </text:span><text:span text:style-name="T36">namespace</text:span><text:span text:style-name="T35"> </text:span><text:span text:style-name="T36">std;</text:span></text:p>
      <text:p text:style-name="Код_20_исх" loext:marker-style-name="T35"><text:span text:style-name="T35"> </text:span><text:span text:style-name="T35"/></text:p>
      <text:p text:style-name="Standard"><text:span text:style-name="T36">…</text:span></text:p>
      <text:p text:style-name="Standard"/>
      <text:h text:style-name="P32" text:outline-level="3"><text:bookmark-start text:name="_Toc114359768"/><text:soft-page-break/>Приклади роботи<text:bookmark-end text:name="_Toc114359768"/></text:h>
      <text:p text:style-name="Standard">На рисунках 3.1 і 3.2 показані приклади роботи програми для додавання і пошуку запису.</text:p>
      <text:p text:style-name="P1"/>
      <text:p text:style-name="Drawing">Рисунок 3.1 –Додавання запису</text:p>
      <text:p text:style-name="P1"/>
      <text:p text:style-name="Drawing">Рисунок 3.2 – Пошук запису</text:p>
      <text:h text:style-name="P33" text:outline-level="2"><text:bookmark-start text:name="_Toc509035771"/><text:bookmark-start text:name="_Toc114359769"/><text:bookmark-start text:name="_Toc510983944"/><text:bookmark-start text:name="_Toc509035907"/>Тестування алгоритм<text:bookmark-end text:name="_Toc509035771"/><text:bookmark-end text:name="_Toc510983944"/><text:bookmark-end text:name="_Toc509035907"/>у<text:bookmark-end text:name="_Toc114359769"/></text:h>
      <text:h text:style-name="P32" text:outline-level="3"><text:bookmark-start text:name="_Toc114359770"/>Часові характеристики оцінювання<text:bookmark-end text:name="_Toc114359770"/></text:h>
      <text:p text:style-name="Standard">В таблиці 3.1 наведено кількість порівнянь для 15 спроб пошуку запису по ключу.</text:p>
      <text:p text:style-name="Standard">Таблиця 3.1 – Число порівнянь при спробі пошуку запису по ключу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Номер спроби пошуку</text:p>
          </table:table-cell>
          <table:table-cell table:style-name="Таблица2.A1" office:value-type="string">
            <text:p text:style-name="P17">Число порівнянь</text:p>
          </table:table-cell>
        </table:table-row>
        <table:table-row table:style-name="Таблица2.1">
          <table:table-cell table:style-name="Таблица2.A1" office:value-type="string">
            <text:p text:style-name="P17">1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2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3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7">4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5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6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7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8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9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0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1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2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3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4</text:p>
          </table:table-cell>
          <table:table-cell table:style-name="Таблица2.A6" office:value-type="string">
            <text:p text:style-name="P17"/>
          </table:table-cell>
        </table:table-row>
        <table:table-row table:style-name="Таблица2.1">
          <table:table-cell table:style-name="Таблица2.A6" office:value-type="string">
            <text:p text:style-name="P34">15</text:p>
          </table:table-cell>
          <table:table-cell table:style-name="Таблица2.A6" office:value-type="string">
            <text:p text:style-name="P17"/>
          </table:table-cell>
        </table:table-row>
      </table:table>
      <text:h text:style-name="P35" text:outline-level="1"><text:bookmark-start text:name="_Toc509035910"/><text:bookmark-start text:name="_Toc114359771"/><text:bookmark-start text:name="_Toc510983947"/>В<text:bookmark-end text:name="_Toc509035910"/><text:bookmark-end text:name="_Toc510983947"/>исновок<text:bookmark-end text:name="_Toc114359771"/></text:h>
      <text:p text:style-name="Standard">В рамках лабораторної роботи <text:span text:style-name="T37">я нарешті зміг за весь цей час реалізувати програмну реалізацію, алгоритмувати, визначити часову складність файлів з індексами з перебудовою індексу з використанням бінарного пошуку для знаходження первинних ключів для знччхоодження даних в основному файлі з даними для цієї лабораторної роботи.</text:span></text:p>
      <text:h text:style-name="P35" text:outline-level="1"><text:bookmark-start text:name="_Toc509035911"/><text:bookmark-start text:name="_Toc114359772"/><text:bookmark-start text:name="_Toc3424903"/>Критер<text:bookmark-end text:name="_Toc509035911"/><text:bookmark-end text:name="_Toc3424903"/>ії оцінювання<text:bookmark-end text:name="_Toc114359772"/></text:h>
      <text:p text:style-name="Standard">Критерії оцінювання у відсотках від максимального балу:</text:p>
      <text:list text:style-name="WWNum2">
        <text:list-item>
          <text:p text:style-name="P36">псевдокод алгоритму – 15%;</text:p>
        </text:list-item>
        <text:list-item>
          <text:p text:style-name="P36">аналіз часової складності – 5%;</text:p>
        </text:list-item>
        <text:list-item>
          <text:p text:style-name="P36">програмна реалізація алгоритму – 65%;</text:p>
        </text:list-item>
        <text:list-item>
          <text:p text:style-name="P36">тестування алгоритму – 10%;</text:p>
        </text:list-item>
        <text:list-item>
          <text:p text:style-name="P36">висновок – 5%.</text:p>
        </text:list-item>
      </text:list>
      <text:p text:style-name="Standard">+1 додатковий бал можна отримати за реалізацію графічного зображення структури ключів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29</meta:editing-cycles>
    <meta:creation-date>2019-04-15T19:27:00</meta:creation-date>
    <dc:date>2024-11-29T21:12:56.530947097</dc:date>
    <meta:editing-duration>P1DT3H6M28S</meta:editing-duration>
    <meta:generator>LibreOffice/24.8.3.2$Linux_X86_64 LibreOffice_project/480$Build-2</meta:generator>
    <meta:document-statistic meta:table-count="2" meta:image-count="0" meta:object-count="10" meta:page-count="12" meta:paragraph-count="182" meta:word-count="883" meta:character-count="6659" meta:non-whitespace-character-count="591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frac>
      <mi>n</mi>
      <mn>64</mn>
    </mfrac>
    <annotation encoding="StarMath 5.0">{frac n 64}</annotation>
  </semantics>
</math>
</file>

<file path=Object 3/content.xml><?xml version="1.0" encoding="utf-8"?>
<math xmlns="http://www.w3.org/1998/Math/MathML" display="block">
  <semantics>
    <mn>64</mn>
    <annotation encoding="StarMath 5.0">64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  <mi>log</mi>
            <mi>n</mi>
          </mrow>
        </mrow>
        <mo fence="true" form="postfix" stretchy="false">)</mo>
      </mrow>
    </mrow>
    <annotation encoding="StarMath 5.0">O(f(n) log n)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row>
        <mn>64</mn>
        <mo stretchy="false">=</mo>
        <mn>6</mn>
        <mo stretchy="false">=</mo>
        <mi>O</mi>
      </mrow>
      <mrow>
        <mo fence="true" form="prefix" stretchy="false">(</mo>
        <mrow>
          <mn>1</mn>
        </mrow>
        <mo fence="true" form="postfix" stretchy="false">)</mo>
      </mrow>
    </mrow>
    <annotation encoding="StarMath 5.0">log_2 64 = 6 = O(1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9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 + O(log n) = O(log n)</annotation>
  </semantics>
</math>
</file>